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4.316cm" fo:break-before="auto" style:use-optimal-row-height="true"/>
    </style:style>
    <style:style style:name="ro30" style:family="table-row">
      <style:table-row-properties style:row-height="1.52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12T10:31:44.74">
            <text:p>0812 <text:s/>103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12T10:31:44.74">
            <text:p>0812 <text:s/>1031</text:p>
          </table:table-cell>
          <table:table-cell table:style-name="ce8" table:formula="of:=NOW()" office:value-type="date" office:date-value="2022-08-12T10:31:44.74">
            <text:p>0812 <text:s/>103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12T10:31:44.74">
            <text:p>0812 <text:s/>103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12T10:31:44.74">
            <text:p>0812 <text:s/>1031</text:p>
          </table:table-cell>
          <table:table-cell table:style-name="ce8" table:formula="of:=NOW()" office:value-type="date" office:date-value="2022-08-12T10:31:44.74">
            <text:p>0812 <text:s/>103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8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date" office:date-value="2022-08-11T10:29:05.119999">
            <text:p>0811</text:p>
          </table:table-cell>
          <table:table-cell table:style-name="ce10"/>
          <table:table-cell table:style-name="ce19" office:value-type="string" table:number-columns-spanned="3" table:number-rows-spanned="1">
            <text:p>（１）8/10。立秋（8/7）、４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ミケ。来る。（１）初めから、壁の上。突出の、北側。昨日、一昨日と、来ない。その前日は、仕事が遅くなり、公園到着も、９時半を過ぎたか。帰宅途中、公演を通る。フェンスの内側より、ミケの鳴き声。近寄り、姿は見えずとも、声をかけ、去る。（２）その、９時半過ぎに、行ったとき。向かいの駐車場敷地より、ミケの声。だったか。舌を鳴らし、来るように促す。出てこない。しばしの後、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 office:value-type="date" office:date-value="2022-08-12T10:29:28.69">
            <text:p>0812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初めから、壁の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公園</text:p>
          </table:table-cell>
          <table:table-cell table:style-name="ce19" office:value-type="string" table:number-columns-spanned="3" table:number-rows-spanned="1">
            <text:p>人がいる。家族連れ、３組ぐらい。の、一団。南へ抜ける小道。の、入口。の、北側から見て、１番目のベンチ。の、周りに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1。立秋（8/7）、5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12T10:31:45.85">
            <text:p>2022/8/12 10:31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2">2022/08/12</text:date>, <text:time>10:31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12T10:31:44.49</dc:date>
    <dc:creator>iwabuchi ken</dc:creator>
    <meta:editing-duration>P19DT1H36M14S</meta:editing-duration>
    <meta:editing-cycles>2620</meta:editing-cycles>
    <meta:generator>OpenOffice/4.1.3$Win32 OpenOffice.org_project/413m1$Build-9783</meta:generator>
    <meta:document-statistic meta:table-count="2" meta:cell-count="937" meta:object-count="0"/>
  </office:meta>
</office:document-meta>
</file>